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ERNÁNDEZ ALVAREZ, DAVID JOSÉ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ERNÁNDEZ ALVAREZ, DAVID JOSÉ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4647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 BLANCO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6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16:27:1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